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table:number-columns-repeated="4"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_d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_dt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_dt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_dt"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_dt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_dt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_dt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_dt"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_dt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_dt"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_dt" office:value-type="float" office:value="1" calcext:value-type="float">
            <text:p>1</text:p>
          </table:table-cell>
          <table:table-cell table:number-columns-repeated="8"/>
        </table:table-row>
      </table:table>
      <table:named-expressions>
        <table:named-range table:name="_dt" table:base-cell-address="$Sheet1.$I$1" table:cell-range-address="$Sheet1.$I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t" fo:country="E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6T21:15:56.894000000</meta:creation-date>
    <dc:date>2022-10-26T21:17:42.767000000</dc:date>
    <meta:editing-duration>PT1M46S</meta:editing-duration>
    <meta:editing-cycles>1</meta:editing-cycles>
    <meta:generator>LibreOffice/7.4.0.3$Windows_X86_64 LibreOffice_project/f85e47c08ddd19c015c0114a68350214f7066f5a</meta:generator>
    <meta:document-statistic meta:table-count="1" meta:cell-count="28" meta:object-count="0"/>
  </office:meta>
</office:document-meta>
</file>